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3333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05cm" fo:min-width="2.8cm"/>
    </style:style>
    <style:style style:name="gr3" style:family="graphic" style:parent-style-name="standard">
      <style:graphic-properties svg:stroke-color="#3333ff" draw:fill-color="#ffffff" draw:textarea-horizontal-align="justify" draw:textarea-vertical-align="middle" draw:auto-grow-height="false" fo:min-height="0.35cm" fo:min-width="0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svg:stroke-color="#3333ff" draw:textarea-vertical-align="middle"/>
    </style:style>
    <style:style style:name="gr6" style:family="graphic" style:parent-style-name="standard">
      <style:graphic-properties svg:stroke-color="#ff3333" draw:fill-color="#ffffff" draw:textarea-horizontal-align="justify" draw:textarea-vertical-align="middle" draw:auto-grow-height="false" fo:min-height="0.35cm" fo:min-width="0.1cm"/>
    </style:style>
    <style:style style:name="gr7" style:family="graphic" style:parent-style-name="objectwithoutfill">
      <style:graphic-properties svg:stroke-color="#3333ff" draw:fill="none" draw:textarea-vertical-align="middle"/>
    </style:style>
    <style:style style:name="gr8" style:family="graphic" style:parent-style-name="objectwithoutfill">
      <style:graphic-properties svg:stroke-color="#ff3333"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4.65cm" fo:min-width="2.8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2.8cm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3.75cm" fo:min-width="2.8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65cm" fo:min-width="2.8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5.05cm" fo:min-width="2.8cm"/>
    </style:style>
    <style:style style:name="gr15" style:family="graphic" style:parent-style-name="objectwithoutfill">
      <style:graphic-properties svg:stroke-color="#b2b2b2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5cm" svg:y1="22.4cm" svg:x2="8.1cm" svg:y2="22.4cm" draw:start-shape="id1" draw:start-glue-point="1" draw:end-shape="id2" draw:end-glue-point="3" svg:d="M5000 22400h3100" svg:viewBox="0 0 3101 1">
          <text:p/>
        </draw:connector>
        <draw:connector draw:style-name="gr1" draw:text-style-name="P1" draw:layer="layout" svg:x1="5cm" svg:y1="5.6cm" svg:x2="8.1cm" svg:y2="5.6cm" draw:start-shape="id3" draw:start-glue-point="1" draw:end-shape="id4" draw:end-glue-point="3" svg:d="M5000 5600h3100" svg:viewBox="0 0 3101 1">
          <text:p/>
        </draw:connector>
        <draw:custom-shape draw:style-name="gr2" draw:text-style-name="P2" draw:layer="layout" svg:width="3.3cm" svg:height="3.3cm" svg:x="1.2cm" svg:y="1.2cm">
          <text:p text:style-name="P1"><text:span text:style-name="T1">Node</text:span></text:p>
          <text:p text:style-name="P1"><text:span text:style-name="T1">or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0.6cm" svg:height="0.6cm" svg:x="4.4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3.3cm" svg:x="8.5cm" svg:y="3cm">
          <text:p text:style-name="P1"><text:span text:style-name="T1">Node</text:span></text:p>
          <text:p text:style-name="P1"><text:span text:style-name="T1">or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0.6cm" svg:height="0.6cm" svg:x="8.1cm" svg:y="5.3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cm" svg:y1="3.4cm" svg:x2="8.1cm" svg:y2="5.6cm" draw:start-shape="id5" draw:start-glue-point="1" draw:end-shape="id4" draw:end-glue-point="3" svg:d="M5000 3400h1550v2200h1550" svg:viewBox="0 0 3101 2201">
          <text:p/>
        </draw:connector>
        <draw:custom-shape draw:style-name="gr6" draw:text-style-name="P3" xml:id="id3" draw:id="id3" draw:layer="layout" svg:width="0.6cm" svg:height="0.6cm" svg:x="4.4cm" svg:y="5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3.3cm" svg:x="1.2cm" svg:y="7.4cm">
          <text:p text:style-name="P1"><text:span text:style-name="T1">Node</text:span></text:p>
          <text:p text:style-name="P1"><text:span text:style-name="T1">or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3.3cm" svg:x="8.5cm" svg:y="9.2cm">
          <text:p text:style-name="P1"><text:span text:style-name="T1">Node</text:span></text:p>
          <text:p text:style-name="P1"><text:span text:style-name="T1">or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4.5cm" svg:y1="9cm" svg:x2="5.6cm" svg:y2="9.4cm">
          <text:p/>
        </draw:line>
        <draw:line draw:style-name="gr7" draw:text-style-name="P4" draw:layer="layout" svg:x1="8.5cm" svg:y1="11.8cm" svg:x2="7.3cm" svg:y2="11.2cm">
          <text:p/>
        </draw:line>
        <draw:line draw:style-name="gr7" draw:text-style-name="P4" draw:layer="layout" svg:x1="5.6cm" svg:y1="9.4cm" svg:x2="7.3cm" svg:y2="11.2cm">
          <text:p/>
        </draw:line>
        <draw:line draw:style-name="gr8" draw:text-style-name="P4" draw:layer="layout" svg:x1="8.5cm" svg:y1="11.8cm" svg:x2="4.5cm" svg:y2="11.8cm">
          <text:p/>
        </draw:line>
        <draw:connector draw:style-name="gr1" draw:text-style-name="P1" draw:layer="layout" svg:x1="5cm" svg:y1="17.3cm" svg:x2="8.5cm" svg:y2="17.3cm" draw:start-shape="id6" draw:start-glue-point="1" draw:end-shape="id7" draw:end-glue-point="3" svg:d="M5000 17300h3500" svg:viewBox="0 0 3501 1">
          <text:p/>
        </draw:connector>
        <draw:custom-shape draw:style-name="gr9" draw:text-style-name="P2" draw:layer="layout" svg:width="3.3cm" svg:height="4.9cm" svg:x="1.2cm" svg:y="13.3cm">
          <text:p text:style-name="P1"><text:span text:style-name="T1">Node</text:span></text:p>
          <text:p text:style-name="P1"><text:span text:style-name="T1">or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0.6cm" svg:height="0.6cm" svg:x="4.4cm" svg:y="15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7" draw:id="id7" draw:layer="layout" svg:width="3.3cm" svg:height="2.2cm" svg:x="8.5cm" svg:y="16.2cm">
          <text:p text:style-name="P1"><text:span text:style-name="T1">Node</text:span></text:p>
          <text:p text:style-name="P1"><text:span text:style-name="T1">or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cm" svg:y1="15.5cm" svg:x2="8.5cm" svg:y2="17.3cm" draw:start-shape="id8" draw:start-glue-point="1" draw:end-shape="id7" svg:d="M5000 15500h1750v1800h1750" svg:viewBox="0 0 3501 1801">
          <text:p/>
        </draw:connector>
        <draw:custom-shape draw:style-name="gr6" draw:text-style-name="P3" xml:id="id6" draw:id="id6" draw:layer="layout" svg:width="0.6cm" svg:height="0.6cm" svg:x="4.4cm" svg:y="17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5cm" svg:y1="25.2cm" svg:x2="8.4cm" svg:y2="24.9cm" draw:start-shape="id9" draw:start-glue-point="1" draw:end-shape="id10" draw:end-glue-point="2" svg:d="M5000 25200h1550v201h1850v-501" svg:viewBox="0 0 3401 502">
          <text:p/>
        </draw:connector>
        <draw:custom-shape draw:style-name="gr2" draw:text-style-name="P2" draw:layer="layout" svg:width="3.3cm" svg:height="3.3cm" svg:x="1.2cm" svg:y="20.2cm">
          <text:p text:style-name="P1"><text:span text:style-name="T1">Node</text:span></text:p>
          <text:p text:style-name="P1"><text:span text:style-name="T1">or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0.6cm" svg:height="0.6cm" svg:x="4.4cm" svg:y="22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3cm" svg:height="4cm" svg:x="8.5cm" svg:y="21.3cm">
          <text:p text:style-name="P1"><text:span text:style-name="T1">Node</text:span></text:p>
          <text:p text:style-name="P1"><text:span text:style-name="T1">or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0.6cm" svg:height="0.6cm" svg:x="8.1cm" svg:y="24.3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cm" svg:y1="22.4cm" svg:x2="8.1cm" svg:y2="24.6cm" draw:start-shape="id1" draw:start-glue-point="1" draw:end-shape="id10" draw:end-glue-point="3" svg:d="M5000 22400h1550v2200h1550" svg:viewBox="0 0 3101 2201">
          <text:p/>
        </draw:connector>
        <draw:custom-shape draw:style-name="gr13" draw:text-style-name="P2" draw:layer="layout" svg:width="3.3cm" svg:height="1.9cm" svg:x="1.2cm" svg:y="23.8cm">
          <text:p text:style-name="P1"><text:span text:style-name="T1">Node</text:span></text:p>
          <text:p text:style-name="P1"><text:span text:style-name="T1">or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0.6cm" svg:height="0.6cm" svg:x="4.4cm" svg:y="24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0.6cm" svg:height="0.6cm" svg:x="8.1cm" svg:y="22.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onnector draw:style-name="gr1" draw:text-style-name="P1" draw:layer="layout" svg:x1="5cm" svg:y1="3.9cm" svg:x2="8cm" svg:y2="3.9cm" draw:start-shape="id11" draw:start-glue-point="1" draw:end-shape="id12" draw:end-glue-point="3" svg:d="M5000 3900h3000" svg:viewBox="0 0 3001 1">
          <text:p/>
        </draw:connector>
        <draw:custom-shape draw:style-name="gr14" draw:text-style-name="P2" draw:layer="layout" svg:width="3.3cm" svg:height="5.3cm" svg:x="1.2cm" svg:y="1.2cm">
          <text:p text:style-name="P1"><text:span text:style-name="T1">Node</text:span></text:p>
          <text:p text:style-name="P1"><text:span text:style-name="T1">or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1" draw:id="id11" draw:layer="layout" svg:width="0.6cm" svg:height="0.6cm" svg:x="4.4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3cm" svg:height="3.3cm" svg:x="8.5cm" svg:y="3cm">
          <text:p text:style-name="P1"><text:span text:style-name="T1">Node</text:span></text:p>
          <text:p text:style-name="P1"><text:span text:style-name="T1">or</text:span></text:p>
          <text:p text:style-name="P1"><text:span text:style-name="T1">Contain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3" draw:id="id13" draw:layer="layout" svg:width="0.6cm" svg:height="0.6cm" svg:x="8cm" svg:y="5.2cm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5cm" svg:y1="3.9cm" svg:x2="8cm" svg:y2="5.5cm" draw:start-shape="id11" draw:start-glue-point="1" draw:end-shape="id13" draw:end-glue-point="3" svg:d="M5000 3900h1500v1600h1500" svg:viewBox="0 0 3001 1601">
          <text:p/>
        </draw:connector>
        <draw:custom-shape draw:style-name="gr4" draw:text-style-name="P3" draw:layer="layout" svg:width="0.6cm" svg:height="0.6cm" svg:x="8cm" svg:y="4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xml:id="id12" draw:id="id12" draw:layer="layout" svg:width="0.6cm" svg:height="0.6cm" svg:x="8cm" svg:y="3.6cm">
          <text:p/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8cm" svg:y1="4.1cm" svg:x2="8.6cm" svg:y2="4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9T10:59:12.658000000</meta:creation-date>
    <dc:date>2016-08-19T17:02:06.911000000</dc:date>
    <meta:editing-duration>PT1H7M20S</meta:editing-duration>
    <meta:editing-cycles>5</meta:editing-cycles>
    <meta:generator>LibreOffice/5.0.6.3$Windows_x86 LibreOffice_project/490fc03b25318460cfc54456516ea2519c11d1aa</meta:generator>
    <meta:document-statistic meta:object-count="38"/>
  </office:meta>
</office:document-meta>
</file>